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Repentance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On Penitence/</text:p>
      <text:p text:style-name="P6">[Hebrew]/</text:p>
      <text:p text:style-name="P6"/>
      <text:p text:style-name="P5">[Title Page?]</text:p>
      <text:p text:style-name="P6">[Hebrew]/</text:p>
      <text:p text:style-name="P5"/>
      <text:p text:style-name="P5">[Page 1]</text:p>
      <text:p text:style-name="P5"><text:tab/>In the year that King Uzziah died, a/ vision of unequalled[sic!] grandeur opened before/ the mind of a prophet. <text:s/>Isaiah saw/ the Almighty Being, whose word quickened/ the world into existence, enthroned upon/ high. <text:s/>Angels hovered around and above. <text:s/>With/ faces veiled, with outstretched wings soaring/ aloft, they invited one another to sing the/ praises of their Omnipotent Maker. <text:s/>The/ vaults of heaven rung again with the voices/ of <text:span text:style-name="T2">Sef</text:span><text:span text:style-name="T3"> Seraphim. <text:s/>They cried "Holy, holy,/ holy is the Lord of hosts, the whole earth/ is full of His glory". <text:s/>We, my/ Brethren, often repeat that sublime </text:span><text:span text:style-name="T2">praise</text:span><text:span text:style-name="T3"> hymn./ <text:s/>We even signify by the up</text:span><text:span text:style-name="T2">raising</text:span><text:span text:style-name="T3">lifting of our body,/ that if we could </text:span><text:span text:style-name="T2">join</text:span><text:span text:style-name="T3"> cast off what is ma-/-terial in our nature, we would join the saintly/ chorus. <text:s/>Yet, I feel I will not be charged/ with arrogance, when I say, that we do not/ quite understand what we utter. <text:s/>Its meaning,/ simple as it may seem, remained unknown to me/</text:span></text:p>
      <text:p text:style-name="P5"><text:span text:style-name="T3"/></text:p>
      <text:p text:style-name="P5"><text:span text:style-name="T3">[Page 2]</text:span></text:p>
      <text:p text:style-name="P5"><text:span text:style-name="T3">also till the approaching of this great season,/ when I remembered that the object of the peni-/-tential </text:span><text:soft-page-break/><text:span text:style-name="T3">days is to draw every one born in Israel/ nearer to God by a life of righteousness. <text:s/>I/ asked myself: "How can unrighteousness offend/ God, since He is infinite in power."? <text:s/>But I dis-/-covered the answer in that sentence, which/ the son of Amoz heard from the unstained lips/ of archangels. <text:s/>[Hebrew] "The whole earth/ is full of His glory". <text:s/>In the Temple above/ where sainted creatures tender Him worship, all/ speaks of the Majesty of the Universal King,/ but upon earth God's glory is manifested in/ the impress of His boundless goodness. <text:s/>Where-/-ver we turn, evidences are given that a spirit/ all-mighty and beneficent dwells among us./ <text:s/>Every blade of grass announces that truth. <text:s/>Every/ ripple mark tells that the Eternal cares for the/ world in which </text:span><text:span text:style-name="T2">mortal beings</text:span><text:span text:style-name="T3"> we move. <text:s/>But for/ whom did the earth, </text:span><text:span text:style-name="T2">abounding</text:span><text:span text:style-name="T3"> replete with blessings,/ issue from the plastic hand of God? <text:s/>For whom,/ but for man?--the crowning work of creation./ <text:s/>Of him it may correctly be said [Hebrew]/</text:span></text:p>
      <text:p text:style-name="P5"><text:span text:style-name="T3"/></text:p>
      <text:p text:style-name="P5"><text:span text:style-name="T3">[Page 3]</text:span></text:p>
      <text:p text:style-name="P5"><text:span text:style-name="T3">"the last brought forth, but the first in/ thought? <text:s/>In man, gifted with reason, is/ therefore the glory of the Lord to be most bril-/-liantly manifested; in man made only "a little/ lower than angels" would the Source of all per-/-fection be mirrored. <text:s/>Man's heart is a/ throne and veritable sanctuary to the Supreme./ <text:s/>There an altar can be raised with an unquench-/-able fire--the fire of love for whatever is en-/-nobling of human nature. <text:s/>But the heart/ tainted with wickedness dishonors God. <text:s/>The/ man habitually corrupt, </text:span><text:span text:style-name="T2">insults</text:span><text:span text:style-name="T3"> offends his Maker./ <text:s/>He is guilty of ingratitude, for he perverts/ the splendid faculties which the Creator im-/-planted </text:span><text:span text:style-name="T2">within</text:span><text:span text:style-name="T3"> into our minds, and by the exercise/ of which He would be sanctified on earth as/ He is in heaven. <text:s/>Whereas the Deity wished to/ abide within us, as in a Tabernacle, the impious/ </text:span><text:span text:style-name="T2">reject the association of the best of Friends, to</text:span><text:span text:style-name="T3"> by following/ destructive sin causes the departure of the best of friends. <text:s/>It is a maxim of our/ Sages, that human arrogance forces the Lord to/</text:span></text:p>
      <text:p text:style-name="P5"><text:span text:style-name="T3"/></text:p>
      <text:p text:style-name="P5"><text:span text:style-name="T3">[Page 4]</text:span></text:p>
      <text:p text:style-name="P7">to<text:span text:style-name="T3"> abandon the earth [Hebrew]/ and commenting on the passage of Isaiah, that/ I chose for my text, the</text:span>y<text:span text:style-name="T3"> Rabbis write [Hebrew]/ [Hebrew] "Man should not dare to tread the/ ground with a proud gait," for the whole earth is/ full of the Glory of God. <text:s/>But, while admit-/-ting, my brethren, that pride is despicable, even/ when engendered by the possession of rare qualities/ of the mind--though in reality the wise will/ always be humble--, agreeing with the moralist/ of old that haughtiness is one of the seven abo-/-minations of God, still, indulgence in it may/ prove comparatively harmless. <text:s/>But false-/hood, dishonesty, practices </text:span>debasing to<text:span text:style-name="T3"> degrading our/ nature, are crimes that grievously offend our/ beneficent Maker. <text:s/>Picture to yourself, one/ who makes profession of friendship. <text:s/>He </text:span>vows<text:span text:style-name="T3"> declares/ that he is ready to serve you disinterestedly./ <text:s/>He pledges his word that no circumstance will/ alter the feelings he pretends to entertain./ <text:s/>He thus succeeds in gaining your confidence,/ only to abuse it, and deliver you to sorrowful/ disappointments. <text:s/>Should he be ever so bright/</text:span></text:p>
      <text:p text:style-name="P7"><text:span text:style-name="T3"/></text:p>
      <text:p text:style-name="P7"><text:span text:style-name="T3">[Page 5]</text:span></text:p>
      <text:p text:style-name="P7"><text:span text:style-name="T3">and intelligent, ought he to be considered an/ object through whose agency the Creator of/ intellectual man will receive glorification?/ <text:s/>And what sanctification can the Almighty derive/ from him who is </text:span><text:span text:style-name="T4">smart</text:span><text:span text:style-name="T5">, in holding unjust/ balances, and fraudulent weights? <text:s/>From the/ vile vulgars who assert that all is allowed in/ business, from him who looks upon his fellow-mor-/tals not as the means by which legitimately to/ earn a mutual subsistence, but as the unsuspecting/ dolts, through whose credulity he may fill his cof-/-fers? </text:span><text:span text:style-name="T6">with gold?</text:span><text:span text:style-name="T5"> <text:s/>And the dissolute, who rake their/ brains to discover whom they may corrupt, in order to/ effect their wanton purposes; they who study not/ the elevation of God's creatures but their degradation;/ those who insinuate themselves into your favor, to/ steal a treasure you value most--the spotless/ character of the inmates of your household, are/ they </text:span><text:span text:style-name="T6">the fitting</text:span><text:span text:style-name="T5"> representatives of God's glory which/ fills the earth? <text:s/>No: as well might we say that/ the drunkard, who issues forth at midnight from the den of vice, reeling and staggering as he attempts/ to walk, is the right exponent of </text:span><text:soft-page-break/><text:span text:style-name="T5">man's dignity;/</text:span></text:p>
      <text:p text:style-name="P7"><text:span text:style-name="T5"/></text:p>
      <text:p text:style-name="P7"><text:span text:style-name="T5">[Page 6]</text:span></text:p>
      <text:p text:style-name="P7"><text:span text:style-name="T5">or that the gambler and the idler who waste/ </text:span><text:span text:style-name="T6">away</text:span><text:span text:style-name="T5"> their means and their energies are types of human industry./ <text:s/>The spirit that pervades the Universe can be/ hallowed only by virtue. <text:s/>The sons of Eli stood/ the highest among the Hebrew nation. <text:s/>They were/ </text:span><text:span text:style-name="T6">judges and</text:span><text:span text:style-name="T5"> priests. <text:s/>But of them the Scriptures/ narrate that the</text:span><text:span text:style-name="T6">y</text:span><text:span text:style-name="T5"> sin they committed was exceed-/-ingly great before the Lord, because their immoral/ conduct brought God into contempt. <text:s/>Therefore/ the heavenly messenger who foretold the too indulg-/-ent father the doom of his family, said in the name/ of the Omnipotent Master [Hebrew]/ "Those who honor me, will I honor, but those who/ despise me, shall be treated as vile". <text:s/>The man/ polluted with social vices may offer at the altar; may linger in the house where/ the Law is expounded, but as he profanes that altar and that/ Law by his demeanour in the outer world, he will/ have injured most seriously the belief he claims/ to profess. <text:s/>They who watch him closely, will/ be apt to make religion a synonym with hypocrisy,/ [Hebrew]; and the name of God will be continued./</text:span></text:p>
      <text:p text:style-name="P7"><text:span text:style-name="T5"/></text:p>
      <text:p text:style-name="P7"><text:span text:style-name="T5">[Page 7]</text:span></text:p>
      <text:p text:style-name="P7"><text:span text:style-name="T5"><text:tab/>An inconsistency so frought[sic!] with mischief, but occasionally/ met in every age, is denounced in a withering reproach/ by the inspired Asaph. <text:s/>The Psalmist ironically/ styles Israelites who practise[sic!] it "the saints who have/ made a covenant with the Lord by a bloody sacrifice" [Hebrew]/ [Hebrew]--as if the external observances of the faith, were/ a license for the commission of social wrongs. <text:s/>And/ after having condemned the culpable acts of which/ the false are guilty, the writer concludes [Hebrew]/ [Hebrew]. <text:s/>"Whosoever offers thanks giving/ glorifies Me, and to him that sets his way/ aright, will I show the salvation of God."/ <text:s/>That sentence, I am impelled by a sense of duty/ to quote for your edification, fellow Israelites, at/ this most solemn period of our year. <text:s/>Virtue/ is the ladder through which we may scale/ the heavens and be eternized, for its exercise/ is a hymn to the God whose glory fills the/ earth. <text:s/>And what is obligatory on all/ intelligent beings is doubly incumbent on ourselves,/ the people of God, for us the prophet addressed/ when he said [Hebrew]/ [Hebrew] "I have told it, I have </text:span><text:span text:style-name="T6">said</text:span><text:span text:style-name="T5"> saved, I have proclaimed/</text:span></text:p>
      <text:p text:style-name="P7"><text:span text:style-name="T5"/></text:p>
      <text:p text:style-name="P7"><text:span text:style-name="T5">[Page 8]</text:span></text:p>
      <text:p text:style-name="P7"><text:span text:style-name="T5">it when there was no stranger among you; and/ ye are my witnesses that I am God." <text:s/>The/ same voice that thundered at Sinai "Remember the/ Sabbath-day to keep it holy" commanded never to/ steal, never to swear falsely, never to do our/ neighbor harm with our hands or with our tongue./ <text:s/>Whether it be Moses, urging us to be holy, as the/ Lord is holy, whether it be latter prophets, declar-/-ing that we have been chosen as heralds of/ God's goodness, or whether the uninspired but/ wise teachers of old instruct us, the object is/ one and the same [Hebrew]/ [Hebrew] "Virtue must be joined with/ piety, but religion is an empty word, where mo-/-rality is left in abeyance." <text:s/>We who have been/ thus early taught, must exercise exceeding/ caution, lest any of our actions occasion [Hebrew]/ <text:s/>I need not mention a fact widely known/ a derivative from rectitude by any of our race,/ is visited upon the whole Jewish community./ <text:s/>Unjust as this may appear, it is nevertheless/</text:span></text:p>
      <text:p text:style-name="P7"><text:span text:style-name="T5"/></text:p>
      <text:p text:style-name="P7"><text:span text:style-name="T5">[Page 9]</text:span></text:p>
      <text:p text:style-name="P7"><text:span text:style-name="T5">a heavenly ordination. <text:s/>We were brought nearer/ to the source of truth; we should exhibit a vaster/ amount of godliness. <text:s/>But while I rejoice that/ as a body we compare favorably with our gentile/ neighbors--certainly so as a rule in our domestic relations--,/ candor impels me to add that, at times, events/ are chronicled to the dishonor of Him whose/ glory fills the earth. <text:s/>Brethren. <text:s/>If a/ Jew ever declares within your hearing that deception/ practised[sic!] upon non-Israelites is no offence[sic!] against/ God, correct the fatal heresy [Hebrew]/ [Hebrew]. <text:s/>He who lowers the name the Almighty,/ will not enjoy felicity hereafter. <text:s/>He has tried/ to show the inefficacy of the heavenly Law, and/ He will </text:span><text:soft-page-break/><text:span text:style-name="T5">be rejected by Him who promulgated the Law./ <text:s/>But, </text:span><text:span text:style-name="T6">my</text:span><text:span text:style-name="T5"> dear companions in this journey of life,/ you </text:span><text:span text:style-name="T6">all</text:span><text:span text:style-name="T5"> know well how liable we all are to swerve from the/ path of righteousness, how, swayed by circumstances,/ we are carried away into a whirlpool of sin./ <text:s/>God in His infinite mercy has therefore set/ apart the present season, for the revision of/</text:span></text:p>
      <text:p text:style-name="P7"><text:span text:style-name="T5"/></text:p>
      <text:p text:style-name="P7"><text:span text:style-name="T5">[Page 10]</text:span></text:p>
      <text:p text:style-name="P7"><text:span text:style-name="T5">the past. <text:s/>He desired that Israel, in whom/ we would be signally glorified, [Hebrew],/ examine at stated periods, whether the charge/ entrusted at Horeb has been faithfully carried out. <text:s/>To/ prevent a complete corruption of the people designed/ to perpetuate eternal truths, God annually pre-/-pares for them waters of purification. <text:s/>Let us,/ my brethren, hail the Divine fountain, which/ flows for our sake, and seek there our spiritual/ regeneration. <text:s/>Weak are we in purpose, but the/ Omnipotent will strengthen our righteous resolves, if we/ lean upon Him. <text:s/>Let us beseech our Father that our/ sense of right may be henceforth keenly felt; that/ it may be unmistakably visible in our intercourse/ with all mortals, and that a reward of a pure life/ be blessings sweet and lasting upon our families,/ our Congregation and upon the house of Israel,/ even until all of us after a long series of nobly/ spent years here below, may join above the/ heavenly chorus of Seraphim that sing:/ [Hebrew]/ "Holy, holy, holy is the Lord of hosts,/ the whole earth is full of His glory"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26T12:34:38.02</meta:creation-date>
    <meta:document-statistic meta:table-count="0" meta:image-count="0" meta:object-count="0" meta:page-count="5" meta:paragraph-count="85" meta:word-count="1974" meta:character-count="12023"/>
    <dc:date>2012-06-26T14:30:58.72</dc:date>
    <dc:creator>Penn Libraries</dc:creator>
    <meta:editing-duration>PT00H05M07S</meta:editing-duration>
    <meta:editing-cycles>1</meta:editing-cycles>
    <meta:generator>OpenOffice.org/3.2$Win32 OpenOffice.org_project/320m12$Build-9483</meta:generator>
  </office:meta>
</office:document-meta>
</file>